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19in"/>
    </style:style>
    <style:style style:name="co2" style:family="table-column">
      <style:table-column-properties fo:break-before="auto" style:column-width="0.373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rBTL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iR164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iR164b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miR164c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iR165a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iR165b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miR166a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miR166b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iR166c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miR166d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iR166e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miR166f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iR166g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iR167a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iR167b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iR167c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miR167d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miR168a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miR168b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iR169a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miR1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R171a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iR172a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iR172b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iR172c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iR172d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iR172e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iR17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iR390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iR390b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iR3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iR393a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iR393b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miR395a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iR395b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iR395c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iR395d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iR395f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iR396b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iR397a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iR397b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iR398a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iR398b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iR398c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iR399a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miR399b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iR399c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iR399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iR399e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iR40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iR8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iR399f</text:p>
          </table:table-cell>
          <table:table-cell office:value-type="float" office:value="44" calcext:value-type="float">
            <text:p>44</text:p>
          </table:table-cell>
        </table:table-row>
      </table:table>
      <table:table table:name="srLTB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iR156a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iR156b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iR156c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iR156d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iR156e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iR156f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iR156g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iR156h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iR157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iR157b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iR157c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miR160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iR160b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iR160c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iR162a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iR162b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iR171b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iR171c</text:p>
          </table:table-cell>
          <table:table-cell office:value-type="float" office:value="41" calcext:value-type="float">
            <text:p>41</text:p>
          </table:table-cell>
        </table:table-row>
      </table:table>
      <table:table table:name="seqBTL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iR169b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iR169c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miR169d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iR169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iR169f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iR169g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iR169h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miR169j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miR169l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miR169n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miR394a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iR394b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iR169i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miR169k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miR169m</text:p>
          </table:table-cell>
          <table:table-cell office:value-type="float" office:value="90" calcext:value-type="float">
            <text:p>90</text:p>
          </table:table-cell>
        </table:table-row>
      </table:table>
      <table:table table:name="seqLTB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iR159a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miR159b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miR159c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miR319a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miR319b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miR319c</text:p>
          </table:table-cell>
          <table:table-cell office:value-type="float" office:value="137" calcext:value-type="float">
            <text:p>137</text:p>
          </table:table-cell>
        </table:table-row>
      </table:table>
      <table:table table:name="human_8species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hsa-mir-374c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sa-mir-374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sa-mir-374b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sa-mir-40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sa-mir-88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sa-mir-34c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sa-mir-9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130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14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1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1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193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29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49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76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87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318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47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19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26b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1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208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128-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15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18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302c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36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3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3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196b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450a-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41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450a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65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87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301b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208b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6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359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6715b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20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23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101-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13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18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200b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12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13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14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146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194-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302b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371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38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151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33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3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34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4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4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146b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20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50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50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487b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66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127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31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323b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352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371b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499b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672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15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24-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24-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92a-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99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103a-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106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196a-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20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2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2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124-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133a-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133a-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14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9-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125b-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12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190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128-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34b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301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36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376a-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3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48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49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193b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499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50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5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58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59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5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450b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87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124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190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19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318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361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467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468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134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19b-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29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105-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148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181a-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181c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203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2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2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15b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23b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30b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14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15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153-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125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1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19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181b-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29c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200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302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99b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130b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26a-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302d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36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376c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37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378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148b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20b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376b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48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48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5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45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54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376a-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62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65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216b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125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664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31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307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48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26a-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92a-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9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10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18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199a-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199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20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216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124-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135a-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1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9-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9-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18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18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200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1-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15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30c-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36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365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33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135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551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449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67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76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67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87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128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360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203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479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33a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30c-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30d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7-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181b-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21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181a-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22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125b-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138-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365a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49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5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59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65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45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13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306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468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306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18a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27a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30a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3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29b-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29b-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199a-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10a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21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219a-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14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38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42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49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92b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65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651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16-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7-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34a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218-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22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27b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1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19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129-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30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3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486-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219b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650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710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486-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19b-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sa-mir-9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sa-mir-16-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sa-mir-19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sa-mir-218-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sa-mir-219a-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sa-mir-36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sa-mir-38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sa-mir-18b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sa-mir-4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sa-mir-181d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sa-mir-61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sa-mir-235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sa-mir-129-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sa-mir-1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sa-mir-45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sa-let-7a-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hsa-let-7c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hsa-let-7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hsa-mir-22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hsa-mir-70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sa-mir-500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sa-mir-138-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sa-let-7a-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sa-mir-43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sa-let-7f-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sa-let-7a-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hsa-mir-43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sa-mir-365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sa-let-7b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sa-let-7d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sa-mir-12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sa-let-7i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sa-let-7g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hsa-mir-74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hsa-mir-9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sa-mir-50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hsa-mir-122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hsa-mir-87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hsa-mir-1225</text:p>
          </table:table-cell>
          <table:table-cell office:value-type="float" office:value="68" calcext:value-type="float">
            <text:p>68</text:p>
          </table:table-cell>
        </table:table-row>
      </table:table>
      <table:table table:name="human_all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hsa-let-7a-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hsa-let-7a-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hsa-let-7a-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sa-let-7b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sa-let-7c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hsa-let-7d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sa-let-7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hsa-let-7f-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sa-let-7f-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sa-mir-15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16-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18a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19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19b-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19b-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sa-mir-20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23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24-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24-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26a-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26b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27a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29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30a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3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33a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92a-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92a-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9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9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9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sa-mir-9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sa-mir-99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1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101-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29b-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29b-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103a-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105-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105-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106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16-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sa-mir-19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sa-mir-19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199a-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208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129-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sa-mir-148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30c-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30d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13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7-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7-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10a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10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34a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181a-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181b-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181c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1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sa-mir-18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18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196a-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199a-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199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203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20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20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2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2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21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181a-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21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2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216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218-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sa-mir-218-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219a-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22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2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22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22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hsa-mir-200b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let-7g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hsa-let-7i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sa-mir-15b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23b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27b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30b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12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124-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124-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124-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125b-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128-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130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13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133a-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133a-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135a-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138-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sa-mir-1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1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14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14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14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14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15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153-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19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9-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9-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9-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125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125b-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12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1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129-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1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1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138-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146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14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15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15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18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18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18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190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193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19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200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1-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15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181b-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128-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194-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106b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29c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30c-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200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302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219a-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sa-mir-34b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34c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sa-mir-29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sa-mir-301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99b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29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130b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30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26a-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36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36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36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sa-mir-365a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365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302b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302c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302d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36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376c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36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37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371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37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37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374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sa-mir-376a-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37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378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37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38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38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38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38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sa-mir-3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33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32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3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3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323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151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135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148b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3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3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33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3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3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34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196b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4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4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42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18b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sa-mir-20b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450a-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4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sa-mir-43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sa-mir-329-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329-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45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sa-mir-40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sa-mir-41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4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376b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48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48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486-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487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48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48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49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49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5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146b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20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49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43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sa-mir-49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sa-mir-49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193b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49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181d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sa-mir-512-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512-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515-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519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520f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515-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519c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520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526b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519b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5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5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518f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520c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518c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5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519d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520d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520g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516b-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518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518a-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518d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516b-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hsa-mir-518a-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5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519a-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516a-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hsa-mir-516a-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hsa-mir-499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500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5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50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450a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5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50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50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513a-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513a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50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5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509-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5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514a-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514a-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514a-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5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45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5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54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376a-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487b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55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92b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55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56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551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57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57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57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57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5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58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58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58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548b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58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550a-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550a-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59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59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hsa-mir-59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59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548a-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60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61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sa-mir-6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548c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61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62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6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62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62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62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33b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642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65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65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548d-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548d-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449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65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4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65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65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65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65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66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5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75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67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66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550a-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76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122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hsa-mir-129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sa-mir-146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127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130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sa-mir-45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1185-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449c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76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1185-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67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12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sa-mir-67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891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509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450b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87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88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5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sa-mir-88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87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87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70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sa-mir-74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hsa-mir-88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sa-mir-87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hsa-mir-88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87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374b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sa-mir-301b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216b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208b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509-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93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9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94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117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sa-mir-118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122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hsa-mir-12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hsa-mir-122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hsa-mir-122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hsa-mir-122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sa-mir-1233-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hsa-mir-123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hsa-mir-123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sa-mir-123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hsa-mir-120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sa-mir-548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548j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1285-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128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130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sa-mir-548f-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124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124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125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125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548g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12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548h-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sa-mir-127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12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sa-mir-129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125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1255b-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664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13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130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513b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513c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153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190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190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sa-mir-19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19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191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19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21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21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211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227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227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268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268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31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sa-mir-31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312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31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31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312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312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3130-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sa-mir-3130-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sa-mir-31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314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sa-mir-548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31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314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3150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315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315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307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3156-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315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sa-mir-3158-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3158-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3160-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3160-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316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317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323b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317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sa-mir-3180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a-mir-3180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a-mir-3180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a-mir-318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306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318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3156-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318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318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319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sa-mir-319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319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319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548x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32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514b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235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sa-mir-500b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1233-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hsa-mir-360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sa-mir-36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sa-mir-360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361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36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361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361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36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sa-mir-362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3622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3622b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365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sa-mir-366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366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366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367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sa-mir-367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367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hsa-mir-367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3680-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368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368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3688-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hsa-mir-3689a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369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369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3180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a-mir-3180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a-mir-3689b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391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3913-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3913-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3150b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39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sa-mir-39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392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6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392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393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394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39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39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374c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sa-mir-642b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550b-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550b-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548o-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44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548ad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sa-mir-4433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548ae-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444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44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548ah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548aj-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447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sa-mir-448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448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sa-mir-4520-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sa-mir-4524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452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sa-mir-548am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4536-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hsa-mir-463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46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46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sa-mir-463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sa-mir-464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sa-mir-464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464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464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4650-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sa-mir-4650-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sa-mir-465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465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465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4659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46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4662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4659b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466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466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4666a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466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sa-mir-466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sa-mir-219b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467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467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467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467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468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468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46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sa-mir-468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134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469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469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46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469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469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sa-mir-469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sa-mir-469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47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sa-mir-470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47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470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470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470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sa-mir-470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203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47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471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sa-mir-471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sa-mir-47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471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471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352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47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sa-mir-472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47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4520-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sa-mir-472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sa-mir-472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sa-mir-47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hsa-mir-47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47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sa-mir-472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47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sa-mir-47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47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47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306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47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474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474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hsa-mir-474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sa-mir-359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474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474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47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sa-mir-474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475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sa-mir-475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sa-mir-371b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47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499b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475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475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475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sa-mir-47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476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hsa-mir-476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476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476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hsa-mir-47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476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476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477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477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4776-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sa-mir-4776-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sa-mir-477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47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4436b-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sa-mir-478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sa-mir-478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478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1245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sa-mir-246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478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478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478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479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hsa-mir-479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479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479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sa-mir-479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sa-mir-479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479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3688-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hsa-mir-48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480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48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499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sa-mir-50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500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500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500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500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sa-mir-548ao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500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sa-mir-500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548ap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50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sa-mir-500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50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hsa-mir-50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508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sa-mir-508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1273g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sa-mir-518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518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519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519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519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4436b-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sa-mir-3680-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4524b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557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548aq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548ar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548a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557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664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558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558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548a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558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sa-mir-5583-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5583-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558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558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558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55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sa-mir-548au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sa-mir-1295b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558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sa-mir-558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4536-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hsa-mir-559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sa-mir-559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sa-mir-548av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569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sa-mir-119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sa-mir-649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548ay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65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548az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65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650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65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65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650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sa-mir-650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650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65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sa-mir-650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65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sa-mir-6511a-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65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651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651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sa-mir-65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6715b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671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sa-mir-6511b-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672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672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892c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67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672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672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hsa-mir-672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673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673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sa-mir-67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sa-mir-67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67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673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sa-mir-673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sa-mir-67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sa-mir-673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673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sa-mir-674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hsa-mir-67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67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67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674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674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67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674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hsa-mir-674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sa-mir-67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sa-mir-675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675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hsa-mir-675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hsa-mir-67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675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675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675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675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675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67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676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sa-mir-676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sa-mir-676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676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67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hsa-mir-676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676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676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6769a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sa-mir-6770-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677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677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677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sa-mir-677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sa-mir-677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sa-mir-677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sa-mir-677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677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sa-mir-677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sa-mir-6780a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678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678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678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678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678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hsa-mir-678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678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678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678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hsa-mir-679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679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679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679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679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679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679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679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sa-mir-679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679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680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sa-mir-680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sa-mir-680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68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680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680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680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680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hsa-mir-68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sa-mir-680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hsa-mir-68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68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68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68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sa-mir-681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sa-mir-68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68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681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68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681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682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682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hsa-mir-682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sa-mir-68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68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68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682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hsa-mir-682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sa-mir-68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682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68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683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hsa-mir-683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sa-mir-68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68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hsa-mir-68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6780b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hsa-mir-68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68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68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sa-mir-683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hsa-mir-684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684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sa-mir-68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68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684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684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68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684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685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685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685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685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sa-mir-685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sa-mir-685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685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685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hsa-mir-685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6859-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6769b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686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6862-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686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sa-mir-686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686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686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686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sa-mir-686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687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sa-mir-687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sa-mir-687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687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687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sa-mir-68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687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sa-mir-687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68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687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688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688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hsa-mir-688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688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hsa-mir-688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sa-mir-688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688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sa-mir-688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688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688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689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sa-mir-689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hsa-mir-689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hsa-mir-689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689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sa-mir-68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hsa-mir-710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710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710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hsa-mir-710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sa-mir-71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hsa-mir-711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sa-mir-71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711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711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6511b-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6511a-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6511a-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6511a-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715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715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715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71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hsa-mir-715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715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sa-mir-71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715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sa-mir-716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sa-mir-715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sa-mir-716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sa-mir-486-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sa-mir-716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sa-mir-784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sa-mir-4433b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1273h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sa-mir-651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sa-mir-6862-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a-mir-6770-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6770-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sa-mir-6859-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6859-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sa-mir-548bb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sa-mir-6859-4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All" table:style-name="ta1"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srBTL</text:p>
          </table:table-cell>
          <table:table-cell office:value-type="string" calcext:value-type="string">
            <text:p>srLTB</text:p>
          </table:table-cell>
          <table:table-cell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Eliminé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office:value-type="string" calcext:value-type="string">
            <text:p>srBTL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string" calcext:value-type="string">
            <text:p>srLTB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4"/>
        </table:table-row>
      </table:table>
      <table:table table:name="Sheet7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4" table:target-range-address="human_8species.A1:human_8species.B29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/00/0000</text:date>, <text:time style:data-style-name="N2" text:time-value="09:39:05.9505475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1-25T13:45:57.158226885</dc:date>
    <meta:editing-duration>PT4H18M55S</meta:editing-duration>
    <meta:editing-cycles>9</meta:editing-cycles>
    <meta:document-statistic meta:table-count="8" meta:cell-count="3008" meta:object-count="0"/>
  </office:meta>
</office:document-meta>
</file>